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>
      <style:text-properties officeooo:rsid="000db710" officeooo:paragraph-rsid="000db710"/>
    </style:style>
    <style:style style:name="P10" style:family="paragraph" style:parent-style-name="Azione_20_attore" style:list-style-name="Numerazione_20_UC">
      <style:text-properties officeooo:rsid="001a4f08" officeooo:paragraph-rsid="001a4f08"/>
    </style:style>
    <style:style style:name="P11" style:family="paragraph" style:parent-style-name="Azione_20_attore">
      <style:text-properties officeooo:rsid="0012f53f" officeooo:paragraph-rsid="000cf989"/>
    </style:style>
    <style:style style:name="P12" style:family="paragraph" style:parent-style-name="Azione_20_attore" style:list-style-name="">
      <style:text-properties officeooo:rsid="000cf989" officeooo:paragraph-rsid="000cf989"/>
    </style:style>
    <style:style style:name="P13" style:family="paragraph" style:parent-style-name="Table_20_Contents">
      <style:text-properties officeooo:rsid="001bd8c4" officeooo:paragraph-rsid="001bd8c4"/>
    </style:style>
    <style:style style:name="P14" style:family="paragraph" style:parent-style-name="Table_20_Contents">
      <style:text-properties officeooo:rsid="001a4f08" officeooo:paragraph-rsid="001c5f61"/>
    </style:style>
    <style:style style:name="P15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6" style:family="paragraph" style:parent-style-name="Azione_20_sistema">
      <style:text-properties officeooo:rsid="0015e382" officeooo:paragraph-rsid="0015e382"/>
    </style:style>
    <style:style style:name="P17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5f61"/>
    </style:style>
    <style:style style:name="T12" style:family="text">
      <style:text-properties officeooo:rsid="001d958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span text:style-name="T11"/>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3"><text:span text:style-name="T11">Psicopedagogo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4"><text:span text:style-name="T11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11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7368031" text:style-name="Numerazione_20_UC">
              <text:list-item>
                <text:p text:style-name="P9"><text:span text:style-name="T2">L'utente </text:span><text:s/>accede alla sezione <text:span text:style-name="T9">Registro</text:span></text:p>
              </text:list-item>
              <text:list-item>
                <text:p text:style-name="P10">L'utente seleziona la classe per cui vuole <text:span text:style-name="T10">visualizzare il registro</text:span></text:p>
              </text:list-item>
              <text:list-item>
                <text:p text:style-name="P15">L'utente seleziona la fuzion<text:span text:style-name="T10">alità Storico Registro</text:span></text:p>
              </text:list-item>
              <text:list-item>
                <text:p text:style-name="P17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1">L'utente <text:span text:style-name="T10">inserisce la data di inizio e di fine</text:span></text:p>
              </text:list-item>
              <text:list-item>
                <text:p text:style-name="P16">Il sistema <text:span text:style-name="T12">divide la schermata in due : nella schermata sinistra </text:span><text:span text:style-name="T10">visualizza lo storico del registro </text:span><text:span text:style-name="T12">con le attività svolte dall'educatore con le relative percentuali di svolgimento, <text:s/>mentre nella schermata sinistra visualizza cosa effettivamente l'educatore avrebbe dovuto eseguire</text:span></text:p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7369061" text:style-name="L1">
              <text:list-item>
                <text:p text:style-name="P19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L'utente deve poter visualizzare lo storico entro 2 secondi dall'inserimento della data</text:p>
          </table:table-cell>
        </table:table-row>
      </table:table>
      <text:p text:style-name="P8"/>
      <text:p text:style-name="P6"><text:span text:style-name="T8">UC_H_</text:span><text:span text:style-name="T12">63</text:span><text:span text:style-name="T8">_</text:span><text:span text:style-name="T12">Psicopedagogo_</text:span><text:span text:style-name="T10">visualizza_storico</text:span><text:span text:style-name="T9">_registro</text:span><text:span text:style-name="T8">: </text:span><text:span text:style-name="T12">Psicopedagogo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5M23S</meta:editing-duration>
    <meta:editing-cycles>21</meta:editing-cycles>
    <meta:generator>LibreOffice/3.6$Windows_x86 LibreOffice_project/da8c1e6-fd468f4-454e206-f42a4a9-143cfd</meta:generator>
    <dc:date>2012-10-25T17:46:20.41</dc:date>
    <meta:document-statistic meta:table-count="1" meta:image-count="0" meta:object-count="0" meta:page-count="1" meta:paragraph-count="22" meta:word-count="171" meta:character-count="1225" meta:non-whitespace-character-count="1081"/>
  </office:meta>
</office:document-meta>
</file>